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ClientEventLimitCount (QS_Limit),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1.5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3-08-30T21:34:34</dc:date>
    <dc:language>en-US</dc:language>
    <meta:editing-cycles>49</meta:editing-cycles>
    <meta:editing-duration>PT22H9M32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